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f1fdf" officeooo:paragraph-rsid="001f1fdf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f1fdf" officeooo:paragraph-rsid="001f1fd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f1fdf" officeooo:paragraph-rsid="00258a1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f1fdf" officeooo:paragraph-rsid="002f38f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f1fdf" officeooo:paragraph-rsid="00330a0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f1fdf" officeooo:paragraph-rsid="0033b60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47e7c5" officeooo:paragraph-rsid="0047e7c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f1fdf" officeooo:paragraph-rsid="001f1f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0d5a5" officeooo:paragraph-rsid="0020d5a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0d5a5" officeooo:paragraph-rsid="002119d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0d5a5" officeooo:paragraph-rsid="0042bec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119d9" officeooo:paragraph-rsid="002119d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119d9" officeooo:paragraph-rsid="0042bec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8ac7a" officeooo:paragraph-rsid="0028ac7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ae65d" officeooo:paragraph-rsid="002ae65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ae65d" officeooo:paragraph-rsid="002c433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ae65d" officeooo:paragraph-rsid="004a5c0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f38f8" officeooo:paragraph-rsid="002f38f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0d918" officeooo:paragraph-rsid="0030d91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30a07" officeooo:paragraph-rsid="00330a0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30a07" officeooo:paragraph-rsid="003c2a4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3b605" officeooo:paragraph-rsid="0033b60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3b605" officeooo:paragraph-rsid="0055465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f38f8" officeooo:paragraph-rsid="002f38f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59b728" officeooo:paragraph-rsid="0059b728" style:font-size-asian="10.5pt" style:font-weight-asian="normal" style:font-size-complex="12pt" style:font-weight-complex="normal"/>
    </style:style>
    <style:style style:name="T1" style:family="text">
      <style:text-properties officeooo:rsid="002119d9"/>
    </style:style>
    <style:style style:name="T2" style:family="text">
      <style:text-properties officeooo:rsid="00258a18"/>
    </style:style>
    <style:style style:name="T3" style:family="text">
      <style:text-properties officeooo:rsid="002c4335"/>
    </style:style>
    <style:style style:name="T4" style:family="text">
      <style:text-properties officeooo:rsid="0030d918"/>
    </style:style>
    <style:style style:name="T5" style:family="text">
      <style:text-properties officeooo:rsid="00346f78"/>
    </style:style>
    <style:style style:name="T6" style:family="text">
      <style:text-properties officeooo:rsid="00365efc"/>
    </style:style>
    <style:style style:name="T7" style:family="text">
      <style:text-properties officeooo:rsid="0038005f"/>
    </style:style>
    <style:style style:name="T8" style:family="text">
      <style:text-properties officeooo:rsid="00390351"/>
    </style:style>
    <style:style style:name="T9" style:family="text">
      <style:text-properties officeooo:rsid="003c2a42"/>
    </style:style>
    <style:style style:name="T10" style:family="text">
      <style:text-properties officeooo:rsid="003d9d27"/>
    </style:style>
    <style:style style:name="T11" style:family="text">
      <style:text-properties officeooo:rsid="0040b322"/>
    </style:style>
    <style:style style:name="T12" style:family="text">
      <style:text-properties officeooo:rsid="00460a41"/>
    </style:style>
    <style:style style:name="T13" style:family="text">
      <style:text-properties officeooo:rsid="0047e7c5"/>
    </style:style>
    <style:style style:name="T14" style:family="text">
      <style:text-properties officeooo:rsid="0049c705"/>
    </style:style>
    <style:style style:name="T15" style:family="text">
      <style:text-properties officeooo:rsid="004a5c0f"/>
    </style:style>
    <style:style style:name="T16" style:family="text">
      <style:text-properties officeooo:rsid="004be1c7"/>
    </style:style>
    <style:style style:name="T17" style:family="text">
      <style:text-properties officeooo:rsid="004caf98"/>
    </style:style>
    <style:style style:name="T18" style:family="text">
      <style:text-properties officeooo:rsid="004e430d"/>
    </style:style>
    <style:style style:name="T19" style:family="text">
      <style:text-properties officeooo:rsid="005414a5"/>
    </style:style>
    <style:style style:name="T20" style:family="text">
      <style:text-properties officeooo:rsid="0054de37"/>
    </style:style>
    <style:style style:name="T21" style:family="text">
      <style:text-properties officeooo:rsid="005546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s de POO en PHP</text:p>
      <text:p text:style-name="P1"/>
      <text:p text:style-name="P2">Exercice <text:span text:style-name="T5">5</text:span> : L’opérateur de résolutions de portée</text:p>
      <text:p text:style-name="P2"/>
      <text:p text:style-name="P8">Dans cet exercice vous aller créer une classe très simple chargée de représenter un objet que vous connaissez tous ainsi que quelques unes de ses caractéristiques : les Renault Clio.</text:p>
      <text:p text:style-name="P8"/>
      <text:p text:style-name="P9">Vous allez donc déclarer une classe clio dans laquelle nous allons intégrer quelques caractéristiques d’une vraie clio à savoir : le nombre de portes, la couleur de la carrosserie, et le prix neuf de la voiture.</text:p>
      <text:p text:style-name="P9"/>
      <text:p text:style-name="P9">Une fois cette classe avec ses attributs, ses getters et ses setters cré<text:span text:style-name="T11">ée</text:span>, instanciez plusieurs clio avec des nombres de portes différents et des couleurs différentes et affichez ces valeurs à l’écran.</text:p>
      <text:p text:style-name="P9"/>
      <text:p text:style-name="P11">Attention : l’objectif de cet exercice est de vous faire travailler sur l’opérateur de résolution de portée, c’est à dire les constantes de classe, les attributs statiques et les fonctions statiques. <text:span text:style-name="T1">Autrement-dit il faudra bien vous interroger sur ce que vous utilisez, il n’y aura pas que de simples attributs et méthodes dans votre classe. </text:span></text:p>
      <text:p text:style-name="P11"/>
      <text:p text:style-name="P13">De plus vous allez vous renseignez sur le mode strict de PHP et l’intégrer à votre script. De cette manière vous pourrez par exemple dire que telle méthode attend explicitement un integer, une string ou un autre types. </text:p>
      <text:p text:style-name="P10"/>
      <text:p text:style-name="P12">Pour vous aider, voici quelques petites informations que vous devriez savoir : </text:p>
      <text:p text:style-name="P10"/>
      <text:p text:style-name="P10">- <text:span text:style-name="T1">Une clio n’a que deux nombres de portes possibles : 3 et 5 cela ne change jamais !</text:span></text:p>
      <text:p text:style-name="P10">- <text:span text:style-name="T1">Une clio n’a que 8 couleurs de carrosserie possibles, une couleur est définie par un nom « bleu nuit » par exemple et une référence couleur telle que 213800058. Quand on demande la couleur de la carrosserie avec le getter, c’est cette référence qui est appelée.</text:span></text:p>
      <text:p text:style-name="P10">- <text:span text:style-name="T1">Le prix neuf de la voiture est commun à toute les clios crées, si le prix neuf d’une voiture change alors celui de toutes les voitures change aussi.</text:span></text:p>
      <text:p text:style-name="P2"/>
      <text:p text:style-name="P3">Exercice <text:span text:style-name="T5">6</text:span> : <text:span text:style-name="T2">gérer ses objets en base de données</text:span></text:p>
      <text:p text:style-name="P3"/>
      <text:p text:style-name="P14"><text:span text:style-name="T12">D</text:span>ans cet exercice vous allez gérer une petite base de données en orienté objet, celle-ci vous permettra de gérer des chats.</text:p>
      <text:p text:style-name="P14"/>
      <text:p text:style-name="P7">Attention, vous n’utiliserez pas le type strict</text:p>
      <text:p text:style-name="P3"/>
      <text:p text:style-name="P14">étape 1 : </text:p>
      <text:p text:style-name="P14"/>
      <text:p text:style-name="P14">Créez une classe chat avec les attributs suivants : </text:p>
      <text:p text:style-name="P14">- Nom</text:p>
      <text:p text:style-name="P14">- Age</text:p>
      <text:p text:style-name="P14">- Sexe</text:p>
      <text:p text:style-name="P14">- Couleur</text:p>
      <text:p text:style-name="P14"/>
      <text:p text:style-name="P16">N’oubliez <text:span text:style-name="T13">pas </text:span>que votre chat ne peut avoir que deux sexes différents, il s’agit donc d’une valeur constante. Idem pour les couleurs. <text:span text:style-name="T14">Ces valeurs nous serviront à effectuer des vérifications</text:span> </text:p>
      <text:p text:style-name="P16"/>
      <text:p text:style-name="P16">N’oubliez également de forcer le typage des arguments dans vos fonctions.</text:p>
      <text:p text:style-name="P15"/>
      <text:p text:style-name="P15"><text:soft-page-break/>Dans vos setters vérifiez entre autres que : </text:p>
      <text:p text:style-name="P15">- Le nom ne dépasse pas 15 caractères</text:p>
      <text:p text:style-name="P15">- L’age est compris entre 0 et 30</text:p>
      <text:p text:style-name="P15">- <text:span text:style-name="T15">Le sexe appartient aux sexes définis dans la constante de classe</text:span></text:p>
      <text:p text:style-name="P17">- <text:span text:style-name="T15">La couleur <text:s/>appartient aux couleurs définies dans la constante de classe</text:span></text:p>
      <text:p text:style-name="P15"/>
      <text:p text:style-name="P15">Etape 2 :</text:p>
      <text:p text:style-name="P15"/>
      <text:p text:style-name="P15">Créez un objet <text:span text:style-name="T16">chatManager </text:span>vous permett<text:span text:style-name="T3">ant</text:span> de gérer vos chats en base de données. Cette objet vous permettra notamment : </text:p>
      <text:p text:style-name="P15">- d’enregistrer un objet chat</text:p>
      <text:p text:style-name="P15">- de sélectionner tous les chats de votre base de données</text:p>
      <text:p text:style-name="P15"/>
      <text:p text:style-name="P15">Etape 3 :</text:p>
      <text:p text:style-name="P15"/>
      <text:p text:style-name="P15">Créez une petite vue contenant un formulaire, quand l’utilisateur remplit ce formulaire, un nouvel objet chat est enregistré <text:span text:style-name="T3">en base de données et il apparaît dans la vue qui liste tous les chats enregistrés.</text:span></text:p>
      <text:p text:style-name="P15"/>
      <text:p text:style-name="P5">Exercice <text:span text:style-name="T5">7 : héritage</text:span></text:p>
      <text:p text:style-name="P5"/>
      <text:p text:style-name="P21">Créez une sous-classe nommée <text:span text:style-name="T7">uppgradedForm</text:span> <text:span text:style-name="T8">héritant de</text:span> la classe form de l’exercice 4.</text:p>
      <text:p text:style-name="P21"/>
      <text:p text:style-name="P21">Cette nouvelle classe doit permettre de créer des formulaires ayant en plus des boutons radio et des cases à cocher. </text:p>
      <text:p text:style-name="P20"/>
      <text:p text:style-name="P20">Elle doit donc avoir les méthodes supplémentaires qui correspondent à <text:span text:style-name="T9">la création de ces inputs</text:span>. Créez des objets <text:span text:style-name="T10">form</text:span> et testez le résultat.</text:p>
      <text:p text:style-name="P20"/>
      <text:p text:style-name="P6">Exercice <text:span text:style-name="T5">8 : héritage</text:span></text:p>
      <text:p text:style-name="P20"/>
      <text:p text:style-name="P22">Créez une classe abstraite personne. Elle déclare les propriétés :</text:p>
      <text:p text:style-name="P22">- nom</text:p>
      <text:p text:style-name="P22">- prénom</text:p>
      <text:p text:style-name="P22"/>
      <text:p text:style-name="P22">Créez une classe client <text:span text:style-name="T17">héritant</text:span> de la classe personne en y ajoutant la propriété adresse. <text:span text:style-name="T17">Client dispose d’une</text:span> méthode <text:span text:style-name="T17">getC</text:span>oord() qui affiche les coordonnées complètes de la personne. <text:span text:style-name="T18">Elle affiche par exemple « nom + prénom <text:s/>habite au adresse ».</text:span></text:p>
      <text:p text:style-name="P22"/>
      <text:p text:style-name="P23">Créez une classe électeur <text:span text:style-name="T18">héritant</text:span> <text:span text:style-name="T18">elle aussi de la classe personne</text:span>, et ajoutez-y deux propriétés bureau <text:span text:style-name="T21">(pour bureau de vote), vote</text:span>, ainsi qu’une méthode a<text:span text:style-name="T19">V</text:span>oter(), qui enregistre si une personne a voté dans la propriété vote <text:span text:style-name="T20">et affiche un message de succès</text:span>. </text:p>
      <text:p text:style-name="P23"/>
      <text:p text:style-name="P23"><text:span text:style-name="T20">Si la personne a déjà voté elle affiche un petit message d’erreur.</text:span></text:p>
      <text:p text:style-name="P15"/>
      <text:p text:style-name="P4">Exercice <text:span text:style-name="T6">9 : héritage</text:span></text:p>
      <text:p text:style-name="P4"/>
      <text:p text:style-name="P18">Etape 1 : </text:p>
      <text:p text:style-name="P18"/>
      <text:p text:style-name="P18">Créez deux classes « voiture » et « bus », ces classes permettent de gérer :</text:p>
      <text:p text:style-name="P18">- L’immatriculation du véhicule</text:p>
      <text:p text:style-name="P18">- La couleur du véhicule</text:p>
      <text:p text:style-name="P18"><text:soft-page-break/></text:p>
      <text:p text:style-name="P18">Cependant chaque classe a ses spécificités, la classe voiture permet en plus de :</text:p>
      <text:p text:style-name="P18">- gérer le nombre de portes de la voiture</text:p>
      <text:p text:style-name="P18"/>
      <text:p text:style-name="P18">La classe bus permet de :</text:p>
      <text:p text:style-name="P18">- gérer le nombre d’étages du bus</text:p>
      <text:p text:style-name="P18"/>
      <text:p text:style-name="P18">NB : Ces deux classes devront hériter d’une classe commune qui leur permettra de partager certaines caractéristiques.</text:p>
      <text:p text:style-name="P18"/>
      <text:p text:style-name="P25">Le nombre d’étages et de portes sont des valeurs qui ne changent jamais ! Une voiture ne peut pas avoir 1 porte par exemple, de même un bus à 3 étages n’existe pas.</text:p>
      <text:p text:style-name="P18"/>
      <text:p text:style-name="P18">Etape 2 :</text:p>
      <text:p text:style-name="P18"/>
      <text:p text:style-name="P18">Créez une instance de la classe bus et de la classe voiture, donnez leur l’immatriculation et la couleur <text:span text:style-name="T4">de votre choix. Indiquez le nombre d’étages de votre choix pour le bus et le nombre de portes de votre choix pour la voiture. </text:span></text:p>
      <text:p text:style-name="P18"/>
      <text:p text:style-name="P19">Etape 3 : </text:p>
      <text:p text:style-name="P19"/>
      <text:p text:style-name="P19">Affichez les valeurs des propriétés de chaque véhicule à la suite.</text:p>
      <text:p text:style-name="P19">Changez la couleur de la voiture et le nombre d’étages du bus.</text:p>
      <text:p text:style-name="P19">Affichez à nouveau les valeurs des attribu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6:26:13.559029640</meta:creation-date>
    <dc:date>2019-01-06T14:20:39.537765251</dc:date>
    <meta:editing-duration>PT2H13M23S</meta:editing-duration>
    <meta:editing-cycles>39</meta:editing-cycles>
    <meta:generator>LibreOffice/5.1.6.2$Linux_X86_64 LibreOffice_project/10m0$Build-2</meta:generator>
    <meta:document-statistic meta:table-count="0" meta:image-count="0" meta:object-count="0" meta:page-count="3" meta:paragraph-count="61" meta:word-count="902" meta:character-count="5142" meta:non-whitespace-character-count="4286"/>
  </office:meta>
</office:document-meta>
</file>